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c866"/>
    </style:style>
    <text:list-style style:name="L1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324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ore for this quiz: 100 out of 100</text:p>
      <text:p text:style-name="Standard">Submitted Apr 10 at 11:32pm</text:p>
      <text:p text:style-name="Standard">This attempt took 63 minutes.</text:p>
      <text:p text:style-name="Standard"><text:s/></text:p>
      <text:p text:style-name="Standard">Question 1</text:p>
      <text:p text:style-name="Standard">10 / 10 pts</text:p>
      <text:p text:style-name="Standard">Using the schema below, provide the necessary SQL command to create a virtual view of rooms occupied (at any date) by guests not from the United States (in other words, a list of all foreign guests). <text:s/>The view should only include room numbers, alongside the country of the guest who is staying (or stayed) in it.</text:p>
      <text:p text:style-name="Standard"/>
      <text:p text:style-name="Standard">Hotel (hotelNo, hotelName, city)</text:p>
      <text:p text:style-name="Standard">Room (roomNo, hotelNo, type, price)</text:p>
      <text:p text:style-name="Standard">Booking (hotelNo, guestNo, dateFrom, dateTo, roomNo)</text:p>
      <text:p text:style-name="Standard">Guest (guestNo, guestName, streetAddress, townAddress, country)</text:p>
      <text:p text:style-name="Standard">Your Answer:</text:p>
      <text:p text:style-name="Standard">Create View RoomsOccupied AS</text:p>
      <text:p text:style-name="Standard"><text:s text:c="6"/>Select roomNo, country from Room</text:p>
      <text:p text:style-name="Standard"><text:s text:c="5"/>JOIN Booking ON Room.roomNo = Booking.roomNo</text:p>
      <text:p text:style-name="Standard"><text:s text:c="5"/>JOIN Guest ON Booking.guestNo = Guest.guestNo</text:p>
      <text:p text:style-name="Standard"><text:s text:c="4"/>WHERE country != "United States"</text:p>
      <text:p text:style-name="Standard"/>
      <text:p text:style-name="Standard"><text:s/></text:p>
      <text:p text:style-name="Standard">Question 2</text:p>
      <text:p text:style-name="Standard">6 / 6 pts</text:p>
      <text:p text:style-name="Standard">Is this view (from problem 1) updateable? <text:s/>Why or why not?</text:p>
      <text:p text:style-name="Standard"/>
      <text:p text:style-name="Standard">Your Answer:</text:p>
      <text:p text:style-name="Standard">No, it references multiple tables breaking one rule.. it also references a key from another table, and assuming that is non-nullable it would break that rule as well.</text:p>
      <text:p text:style-name="Standard"/>
      <text:p text:style-name="Standard"><text:s/></text:p>
      <text:p text:style-name="Standard">Question 3</text:p>
      <text:p text:style-name="Standard">6 / 6 pts</text:p>
      <text:p text:style-name="Standard">What is the difference between virtual and materialized views?</text:p>
      <text:p text:style-name="Standard"/>
      <text:p text:style-name="Standard">Your Answer:</text:p>
      <text:p text:style-name="Standard">A virtual view is one that repeatedly creates the view with the calls. <text:s/>It is quicker to update, but has more overhead in that it repeats the call each time it is called for read times.</text:p>
      <text:p text:style-name="Standard"/>
      <text:p text:style-name="Standard">A Materialized view is stored on disk, resulting in quicker read times but slower update times</text:p>
      <text:p text:style-name="Standard"/>
      <text:p text:style-name="Standard"><text:s/></text:p>
      <text:p text:style-name="Standard">Question 4</text:p>
      <text:p text:style-name="Standard">6 / 6 pts</text:p>
      <text:p text:style-name="Standard">Under what circumstances is it advisable to use a materialized view? <text:s/>What factors would influence your decision?</text:p>
      <text:p text:style-name="Standard"/>
      <text:p text:style-name="Standard">Your Answer:</text:p>
      <text:p text:style-name="Standard"><text:soft-page-break/>A materialized view is the way to go if you are rarely updating your tables, but instead just accessing it. <text:s/>With it creating and storing the table on disk, it has much faster read times but would need to recreate calls to do any updates. <text:s/>It would be optimally used as a read only table, or at least largely read only.</text:p>
      <text:p text:style-name="Standard"/>
      <text:p text:style-name="Standard"><text:s/></text:p>
      <text:p text:style-name="Standard">Question 5</text:p>
      <text:p text:style-name="Standard">10 / 10 pts</text:p>
      <text:p text:style-name="Standard">What is the purpose of creating an index on a table?</text:p>
      <text:p text:style-name="Standard"/>
      <text:p text:style-name="Standard">Your Answer:</text:p>
      <text:p text:style-name="Standard">Speed. <text:s/>You avoid a full table scan, and instead search by key, and then go to the resulting offset.</text:p>
      <text:p text:style-name="Standard"/>
      <text:p text:style-name="Standard"><text:s/></text:p>
      <text:p text:style-name="Standard">Question 6</text:p>
      <text:p text:style-name="Standard">6 / 6 pts</text:p>
      <text:p text:style-name="Standard">Are there any drawbacks with creating an index on tables that are modified frequently?</text:p>
      <text:p text:style-name="Standard"/>
      <text:p text:style-name="Standard">Your Answer:</text:p>
      <text:p text:style-name="Standard">Modifying the data frequently would mean you are also modifying the index frequently. <text:s/>So theoretically yes, but....</text:p>
      <text:p text:style-name="Standard">The same logic applies, if you are modifying it frequently or not. <text:s/>If you cut down the time of a frequently searched request, the overhead of modifying the index probably outweighs the overhead of not having it.</text:p>
      <text:p text:style-name="Standard"/>
      <text:p text:style-name="Standard"><text:s/></text:p>
      <text:p text:style-name="Standard"/>
      <text:p text:style-name="Standard"><text:s/></text:p>
      <text:p text:style-name="Standard">Question 7</text:p>
      <text:p text:style-name="Standard">8 / 8 pts</text:p>
      <text:p text:style-name="Standard">Write two SQL commands to create the Course and Professor relations shown below. <text:s text:c="2"/>In your commands, define an appropriate foreign key constraint to enforce referential integrity between ProfessorID and the Professor Table. <text:s/>Use applicable data types and set the appropriate Update and Delete policies.</text:p>
      <text:p text:style-name="Standard"/>
      <text:p text:style-name="Standard">Course(CourseName string, Section string, ProfessorID int) <text:s text:c="3"/></text:p>
      <text:p text:style-name="Standard">Professor(ID int, Name string, Email, string)</text:p>
      <text:p text:style-name="Standard">Your Answer:</text:p>
      <text:p text:style-name="Standard">Create Table Course(CourseName string, Section string, ProfessorID int,</text:p>
      <text:p text:style-name="Standard">Primary Key (CourseName, Section),</text:p>
      <text:p text:style-name="Standard">Foreign Key <text:s/>ProfessorID REFERENCES Professor(ID)</text:p>
      <text:p text:style-name="Standard"><text:s text:c="2"/>ON DELETE SET NULL</text:p>
      <text:p text:style-name="Standard"><text:s text:c="2"/>ON UPDATE CASCADE )</text:p>
      <text:p text:style-name="Standard"/>
      <text:p text:style-name="Standard">CREATE TABLE Professor( ID int, Name string, Email string,</text:p>
      <text:p text:style-name="Standard">PRIMARY KEY (ID) )</text:p>
      <text:p text:style-name="Standard"/>
      <text:p text:style-name="Standard"><text:s/></text:p>
      <text:p text:style-name="Standard">Question 8</text:p>
      <text:p text:style-name="Standard">6 / 6 pts</text:p>
      <text:p text:style-name="Standard"><text:soft-page-break/>Using the tables from problem 6, write SQL statements to first insert a new course (Course Name=“Easy Course”, Section=“001”, and ProfessorID = 15). <text:s/>Next, insert the new professor teaching this course (ID=15, Name=“Dr. Blank”, Email=blank@ramapo.edu).</text:p>
      <text:p text:style-name="Standard"/>
      <text:p text:style-name="Standard">Explain the potential problem with the order of these statements and explain how the problem could be fixed without reordering the commands.</text:p>
      <text:p text:style-name="Standard"/>
      <text:p text:style-name="Standard">Your Answer:</text:p>
      <text:p text:style-name="Standard">INSERT INTO Course</text:p>
      <text:p text:style-name="Standard">Value("Easy Course", "001", 15)</text:p>
      <text:p text:style-name="Standard"/>
      <text:p text:style-name="Standard"/>
      <text:p text:style-name="Standard">INSERT INTO Professor</text:p>
      <text:p text:style-name="Standard">Values( 15, “Dr. Blank”, "blank@ramapo.edu")</text:p>
      <text:p text:style-name="Standard"/>
      <text:p text:style-name="Standard"><text:s/></text:p>
      <text:p text:style-name="Standard"/>
      <text:p text:style-name="Standard">The problem is that Professor ID references a professor that is not there yet and would throw an exception. The easiest solution would be to set the constraint to deferred.</text:p>
      <text:p text:style-name="Standard"/>
      <text:p text:style-name="Standard"><text:s/></text:p>
      <text:p text:style-name="Standard"/>
      <text:p text:style-name="Standard"><text:s/></text:p>
      <text:p text:style-name="Standard">Question 9</text:p>
      <text:p text:style-name="Standard">8 / 8 pts</text:p>
      <text:p text:style-name="Standard">In Python, we used psychopg to get result sets from a PostgreSQL query execution. <text:s/></text:p>
      <text:p text:style-name="Standard"/>
      <text:p text:style-name="Standard">Write a short Python code set that queries a table called “MyTable” for all rows, while projecting only the columns “MyString”, “MyInteger”, and “MyDouble” from the result. <text:s/></text:p>
      <text:p text:style-name="Standard">Select rows whose “MyString” value is “foo” only. <text:s/></text:p>
      <text:p text:style-name="Standard">Iterate over the results and print each row on a separate line.</text:p>
      <text:p text:style-name="Standard"/>
      <text:p text:style-name="Standard">You can assume a connection is already made, and a ‘conn’ object is already initialized.</text:p>
      <text:p text:style-name="Standard"><text:s/></text:p>
      <text:p text:style-name="Standard"/>
      <text:p text:style-name="Standard"><text:s/></text:p>
      <text:p text:style-name="Standard"/>
      <text:p text:style-name="Standard">Your Answer:</text:p>
      <text:p text:style-name="Standard">cursor = conn.cursor()</text:p>
      <text:p text:style-name="Standard">cursor.execute("SELECT MyString, MyInteger, MyDouble FROM MyTable WHERE MyString = %s;", <text:s/>("foo",))</text:p>
      <text:p text:style-name="Standard"/>
      <text:p text:style-name="Standard">for string in cursor:</text:p>
      <text:p text:style-name="Standard">print(string)</text:p>
      <text:p text:style-name="Standard"/>
      <text:p text:style-name="Standard"><text:s/></text:p>
      <text:p text:style-name="Standard">Question 10</text:p>
      <text:p text:style-name="Standard">10 / 10 pts</text:p>
      <text:p text:style-name="Standard"><text:soft-page-break/>What is an SQL Injection attack? <text:s/>When do you need to be concerned about this? <text:s/>How can you prevent / combat these attacks?</text:p>
      <text:p text:style-name="Standard"/>
      <text:p text:style-name="Standard">Your Answer:</text:p>
      <text:p text:style-name="Standard">Its when a user supplies information that would be allowed as part of a queury but is not specifically allowed. By modifying a querey or adding sql code as a username, one could delete entire tables.</text:p>
      <text:p text:style-name="Standard"/>
      <text:p text:style-name="Standard">Any time you take user input it is a risk. The best way to prevent this is to set paramerterized user input.</text:p>
      <text:p text:style-name="Standard"/>
      <text:p text:style-name="Standard"><text:s/></text:p>
      <text:p text:style-name="Standard">Question 11</text:p>
      <text:p text:style-name="Standard">6 / 6 pts</text:p>
      <text:p text:style-name="Standard">Suppose we added another relation to the Professor / Course schema called AdjunctProfessor(ID int, Name string, Email, string, homePhone string). <text:s/>Rather than setting up a foreign key constraint, we simply want to make sure a Course’s ProfessorID is found in either the Professor table OR the AdjunctProfessor table. <text:s/>Which of the following would allow you to implement this constraint, given the requirement that when data in either the Professor or AdjunctProfessor tables changes, the constraint still holds? </text:p>
      <text:p text:style-name="Standard"/>
      <text:p text:style-name="Standard"><text:s text:c="2"/>Tuple Constraints </text:p>
      <text:p text:style-name="Standard"><text:s text:c="2"/>Primary Keys </text:p>
      <text:p text:style-name="Standard">! Assertions </text:p>
      <text:p text:style-name="Standard"><text:s text:c="2"/>Referential Integrity </text:p>
      <text:p text:style-name="Standard"><text:s text:c="2"/>Column Constraints </text:p>
      <text:p text:style-name="Standard"><text:s/></text:p>
      <text:p text:style-name="Standard">Question 12</text:p>
      <text:p text:style-name="Standard">6 / 6 pts</text:p>
      <text:p text:style-name="Standard">Which of the following best describe why a stored procedure can improve query performance? </text:p>
      <text:p text:style-name="Standard"/>
      <text:p text:style-name="Standard">! Query plan can be compiled once, executed many times </text:p>
      <text:p text:style-name="Standard"><text:s text:c="2"/>The query can be properly normalized </text:p>
      <text:p text:style-name="Standard"><text:s text:c="2"/>Query plan will be optimized to make use of indexes </text:p>
      <text:p text:style-name="Standard"><text:s text:c="2"/>All of the above </text:p>
      <text:p text:style-name="Standard"><text:s text:c="2"/>Data in the query plan to be queried will reside in memory </text:p>
      <text:p text:style-name="Standard"><text:s/></text:p>
      <text:p text:style-name="Standard">Question 13</text:p>
      <text:p text:style-name="Standard">6 / 6 pts</text:p>
      <text:p text:style-name="Standard">A foreign key is a form of which constraint? </text:p>
      <text:p text:style-name="Standard"/>
      <text:p text:style-name="Standard"><text:s text:c="2"/>Functional dependency </text:p>
      <text:p text:style-name="Standard"><text:s text:c="2"/>BCNF Normalization </text:p>
      <text:p text:style-name="Standard"><text:s text:c="2"/>Key constraint </text:p>
      <text:p text:style-name="Standard">! Referential integrity </text:p>
      <text:p text:style-name="Standard"><text:s text:c="2"/>All of the above </text:p>
      <text:p text:style-name="Standard"><text:s/></text:p>
      <text:p text:style-name="Standard">Question 14</text:p>
      <text:p text:style-name="Standard">6 / 6 pts</text:p>
      <text:p text:style-name="Standard">Which of the following would not improve the performance of a heavily used and complex query?</text:p>
      <text:p text:style-name="Standard"><text:soft-page-break/></text:p>
      <text:p text:style-name="Standard"><text:s text:c="2"/><text:span text:style-name="T1">U</text:span>se of a Stored procedure </text:p>
      <text:p text:style-name="Standard">! Use of a virtual view to encapsulate complex FROM clause </text:p>
      <text:p text:style-name="Standard"><text:s text:c="2"/>None of the above (they all help performance) </text:p>
      <text:p text:style-name="Standard"><text:s text:c="2"/>Use of Indexes on key columns in the query </text:p>
      <text:p text:style-name="Standard">Quiz Score: 100 out of 1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02:35:32.769459936</meta:creation-date>
    <dc:date>2020-05-09T02:38:30.111952719</dc:date>
    <meta:editing-duration>PT2M57S</meta:editing-duration>
    <meta:editing-cycles>1</meta:editing-cycles>
    <meta:document-statistic meta:table-count="0" meta:image-count="0" meta:object-count="0" meta:page-count="5" meta:paragraph-count="135" meta:word-count="1093" meta:character-count="6540" meta:non-whitespace-character-count="5439"/>
    <meta:generator>LibreOffice/6.4.3.2$Linux_X86_64 LibreOffice_project/40$Build-2</meta:generator>
  </office:meta>
</office:document-meta>
</file>